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630276043064853972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1556559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5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1415793612545058747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3"><text:span text:style-name="T1"/></text:p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8T11:37:47.39</dc:date>
    <dc:creator>James Lombardi</dc:creator>
    <meta:editing-duration>P3DT3H11M54S</meta:editing-duration>
    <meta:editing-cycles>287</meta:editing-cycles>
    <meta:generator>OpenOffice/4.1.2$Win32 OpenOffice.org_project/412m3$Build-9782</meta:generator>
    <meta:document-statistic meta:table-count="0" meta:image-count="0" meta:object-count="0" meta:page-count="14" meta:paragraph-count="288" meta:word-count="3844" meta:character-count="18661"/>
  </office:meta>
</office:document-meta>
</file>